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5.69cm" fo:min-width="11.248cm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1.337cm" fo:min-width="0.7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6" style:family="graphic" style:parent-style-name="objectwithoutfill">
      <style:graphic-properties svg:stroke-color="#000000" draw:fill="none" draw:fill-color="#3465a4" draw:textarea-vertical-align="middle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1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</style:style>
    <style:style style:name="gr12" style:family="graphic" style:parent-style-name="standard">
      <style:graphic-properties svg:stroke-color="#000000" draw:fill-color="#8e86ae" draw:textarea-horizontal-align="justify" draw:textarea-vertical-align="middle" draw:auto-grow-height="false" fo:min-height="3.56cm" fo:min-width="11.248cm"/>
    </style:style>
    <style:style style:name="P1" style:family="paragraph"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3465a4"/>
      <style:paragraph-properties fo:text-align="center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8e86a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48cm" svg:height="25.94cm" svg:x="5.127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587cm" svg:x="5.762cm" svg:y="1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587cm" svg:x="14.97cm" svg:y="1.31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127cm" svg:y1="3.54cm" svg:x2="16.875cm" svg:y2="3.54cm">
          <text:p/>
        </draw:line>
        <draw:frame draw:style-name="gr4" draw:text-style-name="P4" draw:layer="layout" svg:width="6.033cm" svg:height="1.905cm" svg:x="7.349cm" svg:y="1.317cm">
          <draw:text-box>
            <text:p><text:span text:style-name="T1">Header will have a transparent background and be fixed in place.</text:span></text:p>
          </draw:text-box>
        </draw:frame>
        <draw:frame draw:style-name="gr5" draw:text-style-name="P5" draw:layer="layout" svg:width="3.81cm" svg:height="0.953cm" svg:x="1cm" svg:y="1.317cm">
          <draw:text-box>
            <text:p><text:span text:style-name="T2">Dropdown menu</text:span></text:p>
          </draw:text-box>
        </draw:frame>
        <draw:frame draw:style-name="gr5" draw:text-style-name="P5" draw:layer="layout" svg:width="3.493cm" svg:height="0.953cm" svg:x="17.097cm" svg:y="1.634cm">
          <draw:text-box>
            <text:p><text:span text:style-name="T2">Links dropdown</text:span></text:p>
          </draw:text-box>
        </draw:frame>
        <draw:line draw:style-name="gr6" draw:text-style-name="P6" draw:layer="layout" svg:x1="3.222cm" svg:y1="1.952cm" svg:x2="6.08cm" svg:y2="2.27cm">
          <text:p/>
        </draw:line>
        <draw:line draw:style-name="gr7" draw:text-style-name="P3" draw:layer="layout" svg:x1="18.78cm" svg:y1="2.27cm" svg:x2="15.605cm" svg:y2="2.27cm">
          <text:p/>
        </draw:line>
        <draw:custom-shape draw:style-name="gr2" draw:text-style-name="P2" draw:layer="layout" svg:width="1.27cm" svg:height="1.587cm" svg:x="13.343cm" svg:y="1.31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23cm" svg:height="0.953cm" svg:x="17.827cm" svg:y="4.492cm">
          <draw:text-box>
            <text:p><text:span text:style-name="T2">Resume</text:span></text:p>
          </draw:text-box>
        </draw:frame>
        <draw:line draw:style-name="gr7" draw:text-style-name="P3" draw:layer="layout" svg:x1="17.827cm" svg:y1="4.81cm" svg:x2="14.335cm" svg:y2="2.587cm">
          <text:p/>
        </draw:line>
        <draw:frame draw:style-name="gr8" draw:text-style-name="P7" draw:layer="layout" svg:width="8.255cm" svg:height="2.858cm" draw:transform="rotate (1.56259327931052) translate (1cm 15.605cm)">
          <draw:text-box>
            <text:p><text:span text:style-name="T3">Mobile</text:span></text:p>
          </draw:text-box>
        </draw:frame>
        <draw:frame draw:style-name="gr9" draw:text-style-name="P8" draw:layer="layout" svg:width="4.443cm" svg:height="1.673cm" draw:transform="rotate (1.59400920584642) translate (3.454cm 22.308cm)">
          <draw:text-box>
            <text:p>Scroll Down</text:p>
          </draw:text-box>
        </draw:frame>
        <draw:frame draw:style-name="gr10" draw:text-style-name="P8" draw:layer="layout" svg:width="3.493cm" svg:height="1.27cm" svg:x="9.254cm" svg:y="10.525cm">
          <draw:text-box>
            <text:p>About me</text:p>
          </draw:text-box>
        </draw:frame>
        <draw:line draw:style-name="gr11" draw:text-style-name="P1" draw:layer="layout" svg:x1="4.492cm" svg:y1="16.875cm" svg:x2="4.492cm" svg:y2="22.908cm">
          <text:p/>
        </draw:line>
        <draw:custom-shape draw:style-name="gr12" draw:text-style-name="P9" draw:layer="layout" svg:width="11.748cm" svg:height="3.81cm" svg:x="5.127cm" svg:y="22.59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493cm" svg:height="1.27cm" svg:x="9.572cm" svg:y="23.86cm">
          <draw:text-box>
            <text:p>Projects</text:p>
          </draw:text-box>
        </draw:frame>
        <draw:custom-shape draw:style-name="gr12" draw:text-style-name="P9" draw:layer="layout" svg:width="11.748cm" svg:height="3.81cm" svg:x="5.127cm" svg:y="17.827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5.716cm" svg:height="1.673cm" svg:x="8.301cm" svg:y="19.012cm">
          <draw:text-box>
            <text:p>Relevant Skill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4T16:52:24.881000000</meta:creation-date>
    <dc:date>2022-01-25T09:25:31.129000000</dc:date>
    <meta:editing-duration>PT22M16S</meta:editing-duration>
    <meta:editing-cycles>3</meta:editing-cycles>
    <meta:generator>LibreOffice/7.1.4.2$Windows_X86_64 LibreOffice_project/a529a4fab45b75fefc5b6226684193eb000654f6</meta:generator>
    <meta:document-statistic meta:object-count="20"/>
  </office:meta>
</office:document-meta>
</file>